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258D8BD41E4.gif" manifest:media-type="image/gif"/>
  <manifest:file-entry manifest:full-path="Pictures/100002010000012D000000CFB99E0317.png" manifest:media-type="image/png"/>
  <manifest:file-entry manifest:full-path="Pictures/1000000000000134000001205A4802E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 style:list-style-name="L2">
      <style:graphic-properties draw:fill-color="#ffffff" draw:textarea-vertical-align="top" fo:min-height="12.179cm"/>
    </style:style>
    <style:style style:name="pr3" style:family="presentation" style:parent-style-name="Default-subtitle" style:list-style-name="L3">
      <style:graphic-properties draw:fill-color="#ffffff" draw:textarea-vertical-align="top" fo:min-height="1.77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paragraph-properties fo:text-align="star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9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rteer Algoritme</text:p>
          </draw:text-box>
        </draw:frame>
        <draw:frame presentation:style-name="pr2" draw:text-style-name="P1" draw:layer="layout" svg:width="9.2cm" svg:height="12.179cm" svg:x="1.6cm" svg:y="6.4cm" presentation:class="subtitl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InsertionSort</text:p>
              </text:list-item>
              <text:list-item>
                <text:p text:style-name="P1">The Big O</text:p>
              </text:list-item>
              <text:list-item>
                <text:p text:style-name="P1">Graph</text:p>
              </text:list-item>
            </text:list>
          </draw:text-box>
        </draw:frame>
        <draw:frame presentation:style-name="pr3" draw:text-style-name="P1" draw:layer="layout" svg:width="6cm" svg:height="1.779cm" svg:x="2cm" svg:y="5.221cm">
          <draw:text-box>
            <text:list text:style-name="L3">
              <text:list-header>
                <text:p text:style-name="P1">Content</text:p>
              </text:list-header>
            </text:list>
          </draw:text-box>
        </draw:frame>
        <draw:frame draw:style-name="gr1" draw:text-style-name="P2" draw:layer="layout" svg:width="12.8cm" svg:height="12.2cm" svg:x="11cm" svg:y="5.8cm">
          <draw:image xlink:href="Pictures/1000000000000134000001205A4802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ertionSort</text:p>
          </draw:text-box>
        </draw:frame>
        <draw:frame draw:style-name="gr1" draw:text-style-name="P2" draw:layer="layout" svg:width="10.6cm" svg:height="8.086cm" svg:x="14.8cm" svg:y="10.8cm" presentation:class="graphic" presentation:user-transformed="true">
          <draw:image xlink:href="Pictures/100002010000012D000000CFB99E0317.png" xlink:type="simple" xlink:show="embed" xlink:actuate="onLoad">
            <text:p/>
          </draw:image>
        </draw:frame>
        <draw:frame presentation:style-name="pr5" draw:layer="layout" svg:width="25.199cm" svg:height="7.6cm" svg:x="1.601cm" svg:y="11.6cm" presentation:class="outline" presentation:user-transformed="true">
          <draw:text-box>
            <text:list text:style-name="L5">
              <text:list-header>
                <text:p/>
              </text:list-header>
            </text:list>
          </draw:text-box>
        </draw:frame>
        <draw:frame draw:style-name="gr3" draw:text-style-name="P3" draw:layer="layout" svg:width="23.8cm" svg:height="3.806cm" svg:x="1.6cm" svg:y="4.6cm">
          <draw:text-box>
            <text:p text:style-name="P3">Very simple and made for small lists.</text:p>
            <text:p text:style-name="P3">Example</text:p>
            <text:p text:style-name="P3">Example</text:p>
            <text:p text:style-name="P3">Example</text:p>
            <text:p text:style-name="P3"/>
          </draw:text-box>
        </draw:frame>
        <draw:frame draw:style-name="gr1" draw:text-style-name="P2" draw:layer="layout" svg:width="11cm" svg:height="8.326cm" svg:x="1.8cm" svg:y="10.674cm">
          <draw:image xlink:href="Pictures/10000000000002BC00000258D8BD41E4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g 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5">
              <text:list-item>
                <text:p>O(n<text:span text:style-name="T1">2</text:span><text:span text:style-name="T2">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2cm" svg:y="0.694cm" presentation:class="title" presentation:user-transformed="true">
          <draw:text-box>
            <text:p>The En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5">
              <text:list-header>
                <text:p/>
                <text:p text:style-name="P4"/>
                <text:p text:style-name="P2"><text:span text:style-name="T3">QUESTIONS??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Zwiers</meta:initial-creator>
    <meta:creation-date>2015-02-16T12:15:59.245091259</meta:creation-date>
    <dc:date>2015-02-16T14:28:11.058995909</dc:date>
    <dc:creator>Mark Zwiers</dc:creator>
    <meta:editing-duration>PT1H24M47S</meta:editing-duration>
    <meta:editing-cycles>9</meta:editing-cycles>
    <meta:generator>LibreOffice/4.2.8.2$Linux_X86_64 LibreOffice_project/420m0$Build-2</meta:generator>
    <meta:document-statistic meta:object-count="42"/>
  </office:meta>
</office:document-meta>
</file>